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282cm" loext:contextual-spacing="false"/>
    </style:style>
    <style:style style:name="P2" style:family="paragraph" style:parent-style-name="Standard">
      <style:paragraph-properties fo:margin-top="0cm" fo:margin-bottom="0.282cm" loext:contextual-spacing="false" fo:text-align="justify" style:justify-single-word="false"/>
      <style:text-properties style:font-name="Arial" fo:font-size="12pt" style:font-name-asian="Arial1" style:font-size-asian="12pt" style:font-name-complex="Arial1" style:font-size-complex="12pt"/>
    </style:style>
    <style:style style:name="P3" style:family="paragraph" style:parent-style-name="Standard">
      <style:paragraph-properties fo:margin-top="0cm" fo:margin-bottom="0.282cm" loext:contextual-spacing="false" fo:text-align="justify" style:justify-single-word="false"/>
    </style:style>
    <style:style style:name="P4" style:family="paragraph" style:parent-style-name="Standard" style:master-page-name="Standard">
      <style:paragraph-properties fo:margin-top="0cm" fo:margin-bottom="0.282cm" loext:contextual-spacing="false" style:page-number="1"/>
    </style:style>
    <style:style style:name="P5" style:family="paragraph" style:parent-style-name="Standard">
      <style:paragraph-properties fo:margin-top="0cm" fo:margin-bottom="0.282cm" loext:contextual-spacing="false"/>
      <style:text-properties style:font-name="Arial" fo:font-size="12pt" fo:font-style="italic" fo:font-weight="bold" style:font-name-asian="Arial1" style:font-size-asian="12pt" style:font-style-asian="italic" style:font-weight-asian="bold" style:font-name-complex="Arial1" style:font-size-complex="12pt"/>
    </style:style>
    <style:style style:name="P6" style:family="paragraph" style:parent-style-name="Standard">
      <style:paragraph-properties fo:margin-top="0cm" fo:margin-bottom="0.282cm" loext:contextual-spacing="false"/>
      <style:text-properties style:font-name="Arial" fo:font-size="12pt" style:font-name-asian="Arial1" style:font-size-asian="12pt" style:font-name-complex="Arial1" style:font-size-complex="12pt"/>
    </style:style>
    <style:style style:name="P7" style:family="paragraph" style:parent-style-name="Standard">
      <style:paragraph-properties fo:margin-top="0cm" fo:margin-bottom="0.282cm" loext:contextual-spacing="false" fo:text-align="justify" style:justify-single-word="false"/>
      <style:text-properties style:font-name="Arial" fo:font-size="12pt" style:font-name-asian="Arial1" style:font-size-asian="12pt" style:font-name-complex="Arial1" style:font-size-complex="12pt"/>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fo:font-size="12pt" style:font-name-asian="Arial1" style:font-size-asian="12pt" style:font-name-complex="Arial1" style:font-size-complex="12pt"/>
    </style:style>
    <style:style style:name="T3" style:family="text">
      <style:text-properties officeooo:rsid="000d54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alavra chave</text:span><text:span text:style-name="T2">:Cerimonialista.</text:span></text:p>
      <text:p text:style-name="P5">Título:</text:p>
      <text:p text:style-name="P6">Você sabe qual é a importância de uma cerimonialista?</text:p>
      <text:p text:style-name="P6">Você sabe o que uma cerimonialista faz?</text:p>
      <text:p text:style-name="P6">O que faz uma cerimonialista?</text:p>
      <text:p text:style-name="P2"/>
      <text:p text:style-name="P3"><text:bookmark text:name="_5ny6zkpq6ysi"/><text:span text:style-name="T2">Para falar sobre a importância do trabalho do </text:span><text:span text:style-name="T1">cerimonialista</text:span><text:span text:style-name="T2">, necessitamos ter conhecimento e prática. Conhecimento que adquirimos em cursos direcionados e cursos inerentes a este assunto. E a prática só o tempo nos dára. <text:s/>Fazer um evento sem conhecimento e prática ou experiências concretas pode levar este evento ao infortúnio, para que isso não aconteça e realizar o evento com segurança deve-se contratar um profissional com bagagem, com conhecimento suficiente para que seu evento seja, com certeza, um sucesso.</text:span></text:p>
      <text:p text:style-name="P2"><text:bookmark text:name="_6k18jyyfxuf"/><text:s/>Assim como você não conserta o seu carro ou reforma sua casa, você contrata profissionais que tenham experiência, estudo e conhecimento no assunto. Eu estou na área há 23 anos posso dizer a vocês que tenho praticado intensa e ininterruptamente, assim como até hoje não deixei de estudar sobre o assunto. Hoje além de consultora dou aula aos novos profissionais.</text:p>
      <text:p text:style-name="P2">Nosso trabalho, como organizadores de eventos, é fazer com que o sonho daqueles que estão sonhando, no caso os noivos, se concretize instantaneamente, dentro de um orçamento por vezes apertado, fazendo os malabarismos necessários e brilhando unicamente num firmamento repleto de ideias desconexas.</text:p>
      <text:p text:style-name="P2">Sim, as ideias dos noivos hoje em dia são ‘minadas’ a cada segundo com a internet, as tias, as amigas, a mãe da amiga do noivo que casou em sei lá aonde. Enfim, temos em princípio o trabalho de ouvir e ‘pinçar’ as ideias principais, deixando a navegação de lado. </text:p>
      <text:p text:style-name="P2">Todos os noivos têm sonhos e seus casamentos, sem dúvida alguma, devem ser únicos! </text:p>
      <text:p text:style-name="P3"><text:span text:style-name="T2">Nós, as </text:span><text:span text:style-name="T1">cerimonialistas</text:span><text:span text:style-name="T2"> é que devemos, já que este é o nosso trabalho, minimizar os custos, trazendo para dentro do orçamento pretendido, a realização e concretização do sonho pretendido.</text:span></text:p>
      <text:p text:style-name="P2">Enganam-se aqueles que pensam que este trabalho irá ‘encarecer’ o seu evento, enganam-se aqueles que pensam que o casamento, com um organizador, perca a identidade própria. Enganam-se aqueles que ao fazerem uma festa, não julgam importante o trabalho do organizador.</text:p>
      <text:p text:style-name="P2">Somo<text:span text:style-name="T3">s</text:span> pagos, é claro, pelo nosso trabalho. Mas estamos ali para que vocês tenham mais tempo de decidir sobre o seu sonho, sonhar mais alto e curtir cada momento sem os problemas inerentes ao evento.</text:p>
      <text:p text:style-name="P2"><text:soft-page-break/>A decisão é sua, sim! Vocês decidem o tamanho do orçamento, vocês escolhem o que querem e o que não querem nesta festa. Vocês terão em nós, os organizadores a facilitação de tudo. Não precisarão ‘dispensar’ nenhum profissional, não terão que lidar com os problemas que surgem de última hora, não precisarão ficar ‘em saias justas’ por isso ou aquilo, nós vamos!</text:p>
      <text:p text:style-name="P2">LEMBRANDO, nós auxiliamos na escolha dos profissionais que mais se encaixam no seu orçamento e não são necessariamente os que indicaremos. nós ganhamos sobre o nosso trabalho e não por comissão de indicação.</text:p>
      <text:p text:style-name="P3"><text:span text:style-name="T2">O trabalho de uma </text:span><text:span text:style-name="T1">cerimonialista</text:span><text:span text:style-name="T2"> é um pouco diferente do de organizadora, ele consiste em colocar no lugar certo, dentro de um princípio ou lei, todas as pessoas que fazem parte deste evento. É saber o lado do noivo, da noiva, de seus pais, a ordem de precedência em um evento corporativo, é saber onde a bandeira deverá estar colocada, enfim, requer muito estudo e busca de conhecimento.</text:span></text:p>
      <text:p text:style-name="P2">Tolo aquele que pensa que ‘fazer um evento’ é simplesmente fazer, é tolo e com certeza não durará muito!</text:p>
      <text:p text:style-name="P3"><text:span text:style-name="T2">Um </text:span><text:span text:style-name="T1">cerimonialista</text:span><text:span text:style-name="T2"> e organizador deve fazer, sempre, um curso de etiqueta social, profissional e à mesa. Só este curso já nos dá um grande embasamento para nossa profissão futura. Devemos estar sempre antenados para aquilo que é moda, sem perder a delicadeza do tradicional, do atemporal, do clássico!</text:span></text:p>
      <text:p text:style-name="P2">Existem muitas outras coisas que ao longo de nosso estudo e trabalho, vamos agregando para nos tornarmos melhores no nosso dia a dia no mundo das festas.</text:p>
      <text:p text:style-name="P2">Estamos aqui para, juntamente com vocês, fazer acontecer o sonho mais belo que outros seres juntos, sonhar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282cm" loext:contextual-spacing="false" fo:line-height="108%"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date>2017-08-11T13:47:54.147000000</dc:date>
    <meta:editing-duration>PT4M6S</meta:editing-duration>
    <meta:editing-cycles>1</meta:editing-cycles>
    <meta:document-statistic meta:table-count="0" meta:image-count="0" meta:object-count="0" meta:page-count="2" meta:paragraph-count="20" meta:word-count="648" meta:character-count="3951" meta:non-whitespace-character-count="3319"/>
  </office:meta>
</office:document-meta>
</file>